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cm" svg:y1="4.5cm" svg:x2="28.7cm" svg:y2="4.5cm">
          <text:p/>
        </draw:line>
        <draw:custom-shape draw:style-name="gr3" draw:text-style-name="P1" draw:layer="layout" svg:width="5.8cm" svg:height="1.5cm" svg:x="8.1cm" svg:y="2.3cm">
          <text:p text:style-name="P1">Display Member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cm" svg:height="0.8cm" svg:x="27.9cm" svg:y="1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cm" svg:height="0.8cm" svg:x="27.1cm" svg:y="1cm">
          <text:p text:style-name="P1"><text:span text:style-name="T1">□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cm" svg:height="0.8cm" svg:x="26.3cm" svg:y="1cm">
          <text:p text:style-name="P1">-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8cm" svg:height="1.5cm" svg:x="22.6cm" svg:y="2.3cm">
          <text:p text:style-name="P1">Print Invoices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8.7cm" svg:y1="1.8cm" svg:x2="1cm" svg:y2="1.8cm">
          <text:p/>
        </draw:line>
        <draw:g>
          <draw:custom-shape draw:style-name="gr3" draw:text-style-name="P1" draw:layer="layout" svg:width="5.8cm" svg:height="1.5cm" svg:x="14.6cm" svg:y="2.3cm">
            <text:p text:style-name="P1">Manage Member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5cm" svg:height="1.5cm" svg:x="20.4cm" svg:y="2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9cm" svg:height="0.723cm" svg:x="20.7cm" svg:y="2.693cm">
            <text:p/>
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" draw:text-style-name="P2" draw:layer="layout" svg:width="5.8cm" svg:height="1.5cm" svg:x="2.1cm" svg:y="5.4cm">
          <text:p text:style-name="P1"><text:span text:style-name="T2">First Nam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7cm" svg:height="1.5cm" svg:x="7.9cm" svg:y="5.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draw:layer="layout" svg:width="5.8cm" svg:height="1.5cm" svg:x="15.4cm" svg:y="5.4cm">
          <text:p text:style-name="P1"><text:span text:style-name="T2">Last Nam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7cm" svg:height="1.5cm" svg:x="21.2cm" svg:y="5.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4" draw:layer="layout" svg:width="7.512cm" svg:height="0.962cm" svg:x="11.188cm" svg:y="7.238cm">
          <draw:text-box>
            <text:p>(Choose member to edit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6T10:26:52.277000000</meta:creation-date>
    <meta:generator>LibreOffice/4.2.5.2$Windows_x86 LibreOffice_project/61cb170a04bb1f12e77c884eab9192be736ec5f5</meta:generator>
    <dc:date>2014-12-03T12:27:44.763000000</dc:date>
    <meta:editing-duration>PT6M46S</meta:editing-duration>
    <meta:editing-cycles>4</meta:editing-cycles>
    <meta:document-statistic meta:object-count="17"/>
  </office:meta>
</office:document-meta>
</file>